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1cm" svg:height="8.995cm" svg:x="13.772cm" svg:y="2.593cm">
            <draw:object draw:notify-on-update-of-ranges="Sheet1.A1:Sheet1.A1 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Nodes</text:p>
          </table:table-cell>
          <table:table-cell table:style-name="Default" office:value-type="string">
            <text:p>CPU Us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06">
            <text:p>6.0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percentage" office:value="0.32">
            <text:p>32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percentage" office:value="0.46">
            <text:p>46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percentage" office:value="0.87">
            <text:p>87.00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2/04/2013</text:date>, <text:time>03:2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03:19:40.07</meta:creation-date>
    <dc:date>2013-04-02T03:28:09.58</dc:date>
    <meta:editing-duration>PT8M31S</meta:editing-duration>
    <meta:editing-cycles>1</meta:editing-cycles>
    <meta:document-statistic meta:table-count="3" meta:cell-count="14" meta:object-count="1"/>
    <meta:generator>LibreOffice/3.4$Win32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line" chart:style-name="ch1">
        <chart:plot-area chart:style-name="ch2" table:cell-range-address="Sheet1.A1:Sheet1.B7" chart:data-source-has-labels="both" svg:x="1.358cm" svg:y="0.851cm" svg:width="14.004cm" svg:height="6.958cm">
          <chartooo:coordinate-region svg:x="2.958cm" svg:y="1.063cm" svg:width="12.124cm" svg:height="6.073cm"/>
          <chart:axis chart:dimension="x" chart:name="primary-x" chart:style-name="ch3" chartooo:axis-type="auto">
            <chartooo:date-scale/>
            <chart:title svg:x="7.813cm" svg:y="7.989cm" chart:style-name="ch4">
              <text:p>Nodes</text:p>
            </chart:title>
            <chart:categories table:cell-range-address="Sheet1.A2:Sheet1.A7"/>
            <chart:grid chart:style-name="ch5" chart:class="major"/>
          </chart:axis>
          <chart:axis chart:dimension="y" chart:name="primary-y" chart:style-name="ch6">
            <chart:title svg:x="0.451cm" svg:y="5.26cm" chart:style-name="ch7">
              <text:p>CPU Usage</text:p>
            </chart:title>
            <chart:grid chart:style-name="ch5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Us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